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jaVuSans1" svg:font-family="DejaVuSans"/>
    <style:font-face style:name="Consolas" svg:font-family="Consolas" style:font-family-generic="swiss" style:font-pitch="fixed"/>
    <style:font-face style:name="DejaVu Sans1" svg:font-family="'DejaVu Sans'" style:font-pitch="variable"/>
    <style:font-face style:name="DejaVuSans" svg:font-family="DejaVuSans" style:font-pitch="variable"/>
    <style:font-face style:name="Liberation Serif2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nsolas1" svg:font-family="Consolas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opacity="100%" fo:min-height="0.887cm"/>
      <style:paragraph-properties style:writing-mode="lr-tb"/>
    </style:style>
    <style:style style:name="gr2" style:family="graphic" style:parent-style-name="standard">
      <style:graphic-properties draw:stroke="none" draw:fill="solid" draw:fill-color="#ffffff"/>
    </style:style>
    <style:style style:name="gr3" style:family="graphic" style:parent-style-name="standard">
      <style:graphic-properties draw:stroke="none" draw:fill="solid" draw:fill-color="#1864ab"/>
    </style:style>
    <style:style style:name="gr4" style:family="graphic" style:parent-style-name="standard">
      <style:graphic-properties draw:stroke="none" draw:fill="solid" draw:fill-color="#4a98c9"/>
    </style:style>
    <style:style style:name="gr5" style:family="graphic" style:parent-style-name="standard">
      <style:graphic-properties draw:stroke="dash" draw:stroke-dash="stroke-dash18" svg:stroke-width="0.028cm" svg:stroke-color="#b0b0b0" draw:stroke-linejoin="round" svg:stroke-linecap="butt" draw:fill="none" fo:padding-top="0.014cm" fo:padding-bottom="0.014cm" fo:padding-left="0.014cm" fo:padding-right="0.014cm"/>
    </style:style>
    <style:style style:name="gr6" style:family="graphic" style:parent-style-name="standard">
      <style:graphic-properties draw:stroke="none" draw:fill="solid" draw:fill-color="#000000"/>
    </style:style>
    <style:style style:name="gr7" style:family="graphic" style:parent-style-name="standard">
      <style:graphic-properties draw:stroke="solid" svg:stroke-width="0.028cm" svg:stroke-color="#000000" draw:stroke-linejoin="round" svg:stroke-linecap="butt" draw:fill="none" fo:padding-top="0.014cm" fo:padding-bottom="0.014cm" fo:padding-left="0.014cm" fo:padding-right="0.014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502cm" fo:min-width="0.345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502cm" fo:min-width="0.667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208cm" fo:min-width="0.641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248cm" fo:min-width="1.733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208cm" fo:min-width="0.383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208cm" fo:min-width="0.396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208cm" fo:min-width="1.31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248cm" fo:min-width="1.729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223cm" fo:min-width="0.383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208cm" fo:min-width="0.832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208cm" fo:min-width="1.75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solid" svg:stroke-width="0.028cm" svg:stroke-color="#000000" draw:stroke-linejoin="miter" svg:stroke-linecap="square" draw:fill="none" fo:padding-top="0.014cm" fo:padding-bottom="0.014cm" fo:padding-left="0.014cm" fo:padding-right="0.014cm"/>
    </style:style>
    <style:style style:name="gr20" style:family="graphic" style:parent-style-name="objectwithoutfill">
      <style:graphic-properties draw:stroke="dash" draw:stroke-dash="Long_20_Dash" svg:stroke-width="0.018cm" svg:stroke-color="#000000" draw:marker-start-width="0.227cm" draw:marker-end-width="0.227cm" draw:fill="solid" draw:textarea-horizontal-align="center" draw:textarea-vertical-align="middle" fo:padding-top="0.009cm" fo:padding-bottom="0.009cm" fo:padding-left="0.009cm" fo:padding-right="0.009cm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0.116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14cm" fo:min-width="1.56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7cm" fo:min-width="1.56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5cm" fo:min-width="1.56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fo:min-height="0.627cm"/>
      <style:paragraph-properties style:writing-mode="lr-tb"/>
    </style:style>
    <style:style style:name="gr26" style:family="graphic" style:parent-style-name="objectwithoutfill">
      <style:graphic-properties svg:stroke-width="0.018cm" draw:marker-start-width="0.227cm" draw:marker-end="Symmetric_20_Arrow" draw:marker-end-width="0.327cm" draw:fill="none" draw:textarea-horizontal-align="center" draw:textarea-vertical-align="middle" fo:padding-top="0.009cm" fo:padding-bottom="0.009cm" fo:padding-left="0.009cm" fo:padding-right="0.009cm"/>
    </style:style>
    <style:style style:name="gr27" style:family="graphic" style:parent-style-name="standard">
      <style:graphic-properties svg:stroke-color="#000000" draw:fill="solid" draw:fill-color="#e8e8e8" draw:textarea-horizontal-align="justify" draw:textarea-vertical-align="middle" draw:auto-grow-height="false" fo:min-height="0.444cm" fo:min-width="10.542cm"/>
    </style:style>
    <style:style style:name="gr28" style:family="graphic" style:parent-style-name="standard">
      <style:graphic-properties svg:stroke-color="#000000" draw:fill="solid" draw:fill-color="#e8e8e8" draw:textarea-horizontal-align="justify" draw:textarea-vertical-align="middle" draw:auto-grow-height="false" fo:min-height="1.651cm" fo:min-width="1.899cm"/>
    </style:style>
    <style:style style:name="gr29" style:family="graphic" style:parent-style-name="standard">
      <style:graphic-properties draw:stroke="none" svg:stroke-color="#000000" draw:fill="none" draw:fill-color="#ffffff" fo:min-height="1.513cm"/>
      <style:paragraph-properties style:writing-mode="lr-tb"/>
    </style:style>
    <style:style style:name="gr30" style:family="graphic" style:parent-style-name="standard">
      <style:graphic-properties svg:stroke-color="#000000" draw:fill="none" draw:textarea-horizontal-align="justify" draw:textarea-vertical-align="middle" draw:auto-grow-height="false" fo:min-height="1.651cm" fo:min-width="10.541cm"/>
    </style:style>
    <style:style style:name="gr31" style:family="graphic" style:parent-style-name="objectwithoutfill">
      <style:graphic-properties draw:fill="none" draw:textarea-horizontal-align="center" draw:textarea-vertical-align="middle"/>
    </style:style>
    <style:style style:name="gr32" style:family="graphic" style:parent-style-name="objectwithoutfill">
      <style:graphic-properties draw:stroke="dash" draw:stroke-dash="Dashed_20__28_var_29_" svg:stroke-color="#7f7f7f" draw:fill="none" draw:textarea-horizontal-align="center" draw:textarea-vertical-align="middle"/>
    </style:style>
    <style:style style:name="gr33" style:family="graphic" style:parent-style-name="standard">
      <style:graphic-properties draw:stroke="none" draw:fill="none" draw:fill-color="#ffffff" fo:min-height="0.315cm"/>
      <style:paragraph-properties style:writing-mode="lr-tb"/>
    </style:style>
    <style:style style:name="gr34" style:family="graphic" style:parent-style-name="standard">
      <style:graphic-properties svg:stroke-color="#000000" draw:fill="none" draw:textarea-vertical-align="middle" draw:auto-grow-height="false" fo:min-height="3.372cm" fo:min-width="0.093cm"/>
    </style:style>
    <style:style style:name="P1" style:family="paragraph">
      <style:paragraph-properties fo:text-align="center"/>
    </style:style>
    <style:style style:name="P2" style:family="paragraph">
      <loext:graphic-properties draw:fill="none" draw:opacity="100%"/>
      <style:paragraph-properties fo:text-align="center" style:writing-mode="lr-tb"/>
      <style:text-properties fo:font-weight="bold" style:font-weight-asian="bold" style:font-weight-complex="bold"/>
    </style:style>
    <style:style style:name="P3" style:family="paragraph">
      <loext:graphic-properties draw:fill="solid" draw:fill-color="#ffffff"/>
    </style:style>
    <style:style style:name="P4" style:family="paragraph">
      <loext:graphic-properties draw:fill="solid" draw:fill-color="#1864ab"/>
    </style:style>
    <style:style style:name="P5" style:family="paragraph">
      <loext:graphic-properties draw:fill="solid" draw:fill-color="#4a98c9"/>
      <style:paragraph-properties style:writing-mode="lr-tb"/>
      <style:text-properties fo:font-size="4pt" style:font-size-asian="4pt" style:font-size-complex="4pt"/>
    </style:style>
    <style:style style:name="P6" style:family="paragraph">
      <loext:graphic-properties draw:fill="solid" draw:fill-color="#4a98c9"/>
    </style:style>
    <style:style style:name="P7" style:family="paragraph">
      <loext:graphic-properties draw:fill="none"/>
    </style:style>
    <style:style style:name="P8" style:family="paragraph">
      <loext:graphic-properties draw:fill="solid" draw:fill-color="#000000"/>
    </style:style>
    <style:style style:name="P9" style:family="paragraph">
      <style:paragraph-properties fo:text-align="start" style:writing-mode="lr-tb"/>
    </style:style>
    <style:style style:name="P10" style:family="paragraph">
      <loext:graphic-properties draw:fill="none"/>
      <style:paragraph-properties fo:text-align="start" style:writing-mode="lr-tb"/>
      <style:text-properties fo:font-size="5pt" style:font-size-asian="5pt" style:font-size-complex="5pt"/>
    </style:style>
    <style:style style:name="P11" style:family="paragraph">
      <style:paragraph-properties fo:text-align="start" style:writing-mode="lr-tb"/>
      <style:text-properties fo:font-weight="bold" style:font-weight-asian="bold" style:font-weight-complex="bold"/>
    </style:style>
    <style:style style:name="P12" style:family="paragraph">
      <loext:graphic-properties draw:fill="none"/>
      <style:paragraph-properties fo:text-align="start" style:writing-mode="lr-tb"/>
      <style:text-properties fo:font-size="5pt" fo:font-weight="bold" style:font-size-asian="5pt" style:font-weight-asian="bold" style:font-size-complex="5pt" style:font-weight-complex="bold"/>
    </style:style>
    <style:style style:name="P13" style:family="paragraph">
      <loext:graphic-properties draw:fill="none"/>
      <style:paragraph-properties fo:text-align="end" style:writing-mode="lr-tb"/>
      <style:text-properties fo:font-size="5pt" fo:font-weight="bold" style:font-size-asian="5pt" style:font-weight-asian="bold" style:font-size-complex="5pt" style:font-weight-complex="bold"/>
    </style:style>
    <style:style style:name="P14" style:family="paragraph">
      <loext:graphic-properties draw:fill="solid"/>
      <style:paragraph-properties fo:text-align="center"/>
    </style:style>
    <style:style style:name="P15" style:family="paragraph">
      <loext:graphic-properties draw:fill="none" draw:fill-color="#ffffff"/>
      <style:paragraph-properties style:writing-mode="lr-tb"/>
      <style:text-properties fo:font-size="8pt" fo:font-weight="normal" style:font-size-asian="8pt" style:font-weight-asian="normal" style:font-size-complex="8pt" style:font-weight-complex="normal"/>
    </style:style>
    <style:style style:name="P16" style:family="paragraph">
      <style:text-properties fo:color="#ffffff" fo:font-weight="bold" fo:background-color="#ff0000" style:font-weight-asian="bold" style:font-weight-complex="bold"/>
    </style:style>
    <style:style style:name="P17" style:family="paragraph">
      <loext:graphic-properties draw:fill="none" draw:fill-color="#ffffff"/>
      <style:paragraph-properties style:writing-mode="lr-tb"/>
      <style:text-properties fo:color="#ffffff" fo:font-size="6pt" fo:font-weight="bold" fo:background-color="#ff0000" style:font-size-asian="6pt" style:font-weight-asian="bold" style:font-size-complex="6pt" style:font-weight-complex="bold"/>
    </style:style>
    <style:style style:name="P18" style:family="paragraph">
      <loext:graphic-properties draw:fill="none" draw:fill-color="#ffffff"/>
      <style:paragraph-properties style:writing-mode="lr-tb"/>
      <style:text-properties fo:font-size="6pt" fo:font-weight="normal" style:font-size-asian="6pt" style:font-weight-asian="normal" style:font-size-complex="6pt" style:font-weight-complex="normal"/>
    </style:style>
    <style:style style:name="P19" style:family="paragraph">
      <loext:graphic-properties draw:fill="none" draw:fill-color="#ffffff"/>
      <style:paragraph-properties style:writing-mode="lr-tb"/>
      <style:text-properties fo:font-size="8pt" fo:font-weight="bold" style:font-size-asian="8pt" style:font-weight-asian="normal" style:font-size-complex="8pt" style:font-weight-complex="normal"/>
    </style:style>
    <style:style style:name="P20" style:family="paragraph">
      <loext:graphic-properties draw:fill="none"/>
      <style:paragraph-properties fo:text-align="center"/>
    </style:style>
    <style:style style:name="P21" style:family="paragraph">
      <loext:graphic-properties draw:fill="solid" draw:fill-color="#e8e8e8"/>
      <style:paragraph-properties fo:text-align="center"/>
    </style:style>
    <style:style style:name="P22" style:family="paragraph">
      <loext:graphic-properties draw:fill="none" draw:fill-color="#ffffff"/>
      <style:paragraph-properties style:writing-mode="lr-tb"/>
      <style:text-properties style:font-name="Consolas" fo:font-size="8pt" fo:font-weight="normal" style:font-size-asian="6pt" style:font-weight-asian="normal" style:font-size-complex="6pt" style:font-weight-complex="normal"/>
    </style:style>
    <style:style style:name="P23" style:family="paragraph">
      <loext:graphic-properties draw:fill="none" draw:fill-color="#ffffff"/>
    </style:style>
    <style:style style:name="T1" style:family="text">
      <style:text-properties fo:font-size="8pt" fo:font-weight="bold" style:font-weight-asian="bold" style:font-weight-complex="bold"/>
    </style:style>
    <style:style style:name="T2" style:family="text">
      <style:text-properties fo:color="#000000" style:font-name="DejaVuSans1" fo:font-size="5pt" style:font-size-asian="5pt" style:font-name-complex="DejaVuSans1" style:font-size-complex="5pt"/>
    </style:style>
    <style:style style:name="T3" style:family="text">
      <style:text-properties fo:color="#000000" style:font-name="DejaVuSans1" fo:font-size="5pt" fo:font-weight="bold" style:font-size-asian="5pt" style:font-weight-asian="bold" style:font-name-complex="DejaVuSans1" style:font-size-complex="5pt" style:font-weight-complex="bold"/>
    </style:style>
    <style:style style:name="T4" style:family="text">
      <style:text-properties fo:color="#000000" style:text-position="-33% 58%" style:font-name="DejaVuSans1" fo:font-size="5pt" fo:font-weight="bold" style:font-size-asian="5pt" style:font-weight-asian="bold" style:font-name-complex="DejaVuSans1" style:font-size-complex="5pt" style:font-weight-complex="bold"/>
    </style:style>
    <style:style style:name="T5" style:family="text">
      <style:text-properties fo:font-size="8pt" fo:font-weight="normal" style:font-size-asian="8pt" style:font-weight-asian="normal" style:font-size-complex="8pt" style:font-weight-complex="normal"/>
    </style:style>
    <style:style style:name="T6" style:family="text">
      <style:text-properties fo:color="#ffffff" fo:font-size="6pt" fo:font-weight="bold" fo:background-color="#ff0000" style:font-size-asian="6pt" style:font-weight-asian="bold" style:font-size-complex="6pt" style:font-weight-complex="bold"/>
    </style:style>
    <style:style style:name="T7" style:family="text">
      <style:text-properties fo:font-size="6pt" fo:font-weight="normal" style:font-size-asian="6pt" style:font-weight-asian="normal" style:font-size-complex="6pt" style:font-weight-complex="normal"/>
    </style:style>
    <style:style style:name="T8" style:family="text">
      <style:text-properties fo:font-size="8pt" fo:font-weight="bold" style:font-size-asian="8pt" style:font-weight-asian="normal" style:font-size-complex="8pt" style:font-weight-complex="normal"/>
    </style:style>
    <style:style style:name="T9" style:family="text">
      <style:text-properties style:font-name="Consolas" fo:font-size="8pt" fo:font-weight="normal" style:font-size-asian="6pt" style:font-weight-asian="normal" style:font-size-complex="6pt" style:font-weight-complex="normal"/>
    </style:style>
    <style:style style:name="T10" style:family="text">
      <style:text-properties style:font-name="Consolas" fo:font-size="8pt" fo:font-weight="bold" style:font-size-asian="6pt" style:font-weight-asian="bold" style:font-size-complex="6pt" style:font-weight-complex="bold"/>
    </style:style>
    <style:style style:name="T11" style:family="text">
      <style:text-properties style:text-position="0% 100%" style:font-name="Consolas" fo:font-size="8pt" fo:font-weight="normal" style:font-size-asian="6pt" style:font-weight-asian="normal" style:font-size-complex="6pt" style:font-weight-complex="normal"/>
    </style:style>
    <style:style style:name="T12" style:family="text">
      <style:text-properties style:text-position="-33% 58%" style:font-name="Consolas" fo:font-size="8pt" fo:font-weight="normal" style:font-size-asian="6pt" style:font-weight-asian="normal" style:font-size-complex="6pt" style:font-weight-complex="normal"/>
    </style:style>
    <style:style style:name="T13" style:family="text">
      <style:text-properties fo:color="#ffffff" style:text-position="0% 100%" style:font-name="Consolas" fo:font-size="8pt" fo:font-weight="normal" style:font-size-asian="6pt" style:font-weight-asian="normal" style:font-size-complex="6pt" style:font-weight-complex="normal"/>
    </style:style>
    <style:style style:name="T14" style:family="text">
      <style:text-properties fo:color="#ffffff" style:text-position="0% 100%" style:font-name="Consolas" fo:font-size="8pt" fo:font-weight="bold" style:font-size-asian="6pt" style:font-weight-asian="bold" style:font-size-complex="6pt" style:font-weight-complex="bold"/>
    </style:style>
    <style:style style:name="T15" style:family="text">
      <style:text-properties fo:color="#e8e8e8" style:text-position="0% 100%" style:font-name="Consolas" fo:font-size="8pt" fo:font-weight="normal" style:font-size-asian="6pt" style:font-weight-asian="normal" style:font-size-complex="6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12.192cm" svg:height="0.887cm" svg:x="0cm" svg:y="0.001cm">
          <draw:text-box>
            <text:p text:style-name="P1"><text:span text:style-name="T1">R</text:span><text:span text:style-name="T1">u</text:span><text:span text:style-name="T1">n</text:span><text:span text:style-name="T1">t</text:span><text:span text:style-name="T1">i</text:span><text:span text:style-name="T1">m</text:span><text:span text:style-name="T1">e</text:span><text:span text:style-name="T1"> </text:span><text:span text:style-name="T1">P</text:span><text:span text:style-name="T1">r</text:span><text:span text:style-name="T1">o</text:span><text:span text:style-name="T1">f</text:span><text:span text:style-name="T1">i</text:span><text:span text:style-name="T1">l</text:span><text:span text:style-name="T1">i</text:span><text:span text:style-name="T1">n</text:span><text:span text:style-name="T1">g</text:span><text:span text:style-name="T1">:</text:span><text:span text:style-name="T1"> </text:span><text:span text:style-name="T1">L</text:span><text:span text:style-name="T1">a</text:span><text:span text:style-name="T1">t</text:span><text:span text:style-name="T1">e</text:span><text:span text:style-name="T1">n</text:span><text:span text:style-name="T1">c</text:span><text:span text:style-name="T1">i</text:span><text:span text:style-name="T1">e</text:span><text:span text:style-name="T1">s</text:span><text:span text:style-name="T1"> </text:span><text:span text:style-name="T1">a</text:span><text:span text:style-name="T1">n</text:span><text:span text:style-name="T1">d</text:span><text:span text:style-name="T1"> </text:span><text:span text:style-name="T1">S</text:span><text:span text:style-name="T1">c</text:span><text:span text:style-name="T1">h</text:span><text:span text:style-name="T1">e</text:span><text:span text:style-name="T1">d</text:span><text:span text:style-name="T1">u</text:span><text:span text:style-name="T1">l</text:span><text:span text:style-name="T1">i</text:span><text:span text:style-name="T1">n</text:span><text:span text:style-name="T1">g</text:span><text:span text:style-name="T1"> </text:span><text:span text:style-name="T1">o</text:span><text:span text:style-name="T1">n</text:span><text:span text:style-name="T1"> </text:span><text:span text:style-name="T1">F</text:span><text:span text:style-name="T1">l</text:span><text:span text:style-name="T1">o</text:span><text:span text:style-name="T1">a</text:span><text:span text:style-name="T1">t</text:span><text:span text:style-name="T1">i</text:span><text:span text:style-name="T1">n</text:span><text:span text:style-name="T1">g</text:span><text:span text:style-name="T1">-</text:span><text:span text:style-name="T1">P</text:span><text:span text:style-name="T1">o</text:span><text:span text:style-name="T1">i</text:span><text:span text:style-name="T1">n</text:span><text:span text:style-name="T1">t</text:span><text:span text:style-name="T1"> </text:span><text:span text:style-name="T1">a</text:span><text:span text:style-name="T1">n</text:span><text:span text:style-name="T1">d</text:span><text:span text:style-name="T1"> </text:span><text:span text:style-name="T1">H</text:span><text:span text:style-name="T1">y</text:span><text:span text:style-name="T1">b</text:span><text:span text:style-name="T1">r</text:span><text:span text:style-name="T1">i</text:span><text:span text:style-name="T1">d</text:span><text:span text:style-name="T1"> </text:span><text:span text:style-name="T1">F</text:span><text:span text:style-name="T1">l</text:span><text:span text:style-name="T1">o</text:span><text:span text:style-name="T1">a</text:span><text:span text:style-name="T1">t</text:span><text:span text:style-name="T1"> </text:span><text:span text:style-name="T1">6</text:span><text:span text:style-name="T1"> </text:span><text:span text:style-name="T1">A</text:span><text:span text:style-name="T1">c</text:span><text:span text:style-name="T1">c</text:span><text:span text:style-name="T1">e</text:span><text:span text:style-name="T1">l</text:span><text:span text:style-name="T1">e</text:span><text:span text:style-name="T1">r</text:span><text:span text:style-name="T1">a</text:span><text:span text:style-name="T1">t</text:span><text:span text:style-name="T1">o</text:span><text:span text:style-name="T1">r</text:span><text:span text:style-name="T1">s</text:span></text:p>
          </draw:text-box>
        </draw:frame>
        <draw:polygon draw:style-name="gr2" draw:text-style-name="P3" draw:layer="layout" svg:width="6.489cm" svg:height="4.401cm" svg:x="3.771cm" svg:y="2.969cm" svg:viewBox="0 0 6490 4402" draw:points="0,4402 6490,4402 6490,0 0,0">
          <text:p/>
        </draw:polygon>
        <draw:polygon draw:style-name="gr3" draw:text-style-name="P4" draw:layer="layout" svg:width="4.798cm" svg:height="0.179cm" svg:x="3.771cm" svg:y="6.991cm" svg:viewBox="0 0 4799 180" draw:points="0,180 4799,180 4799,0 0,0">
          <text:p/>
        </draw:polygon>
        <draw:polygon draw:style-name="gr4" draw:text-style-name="P5" draw:layer="layout" svg:width="1.387cm" svg:height="0.179cm" svg:x="3.771cm" svg:y="6.766cm" svg:viewBox="0 0 1388 180" draw:points="0,180 1388,180 1388,0 0,0">
          <text:p/>
        </draw:polygon>
        <draw:polygon draw:style-name="gr4" draw:text-style-name="P6" draw:layer="layout" svg:width="0.043cm" svg:height="0.179cm" svg:x="5.159cm" svg:y="6.542cm" svg:viewBox="0 0 44 180" draw:points="0,180 44,180 44,0 0,0">
          <text:p/>
        </draw:polygon>
        <draw:polygon draw:style-name="gr4" draw:text-style-name="P6" draw:layer="layout" svg:width="0.043cm" svg:height="0.179cm" svg:x="5.203cm" svg:y="6.317cm" svg:viewBox="0 0 44 180" draw:points="0,180 44,180 44,0 0,0">
          <text:p/>
        </draw:polygon>
        <draw:polygon draw:style-name="gr4" draw:text-style-name="P6" draw:layer="layout" svg:width="0.028cm" svg:height="0.179cm" svg:x="5.247cm" svg:y="6.092cm" svg:viewBox="0 0 29 180" draw:points="0,180 29,180 29,0 0,0">
          <text:p/>
        </draw:polygon>
        <draw:polygon draw:style-name="gr4" draw:text-style-name="P6" draw:layer="layout" svg:width="2.634cm" svg:height="0.179cm" svg:x="5.276cm" svg:y="5.867cm" svg:viewBox="0 0 2635 180" draw:points="0,180 2635,180 2635,0 0,0">
          <text:p/>
        </draw:polygon>
        <draw:polygon draw:style-name="gr4" draw:text-style-name="P6" draw:layer="layout" svg:width="0.011cm" svg:height="0.179cm" svg:x="7.911cm" svg:y="5.642cm" svg:viewBox="0 0 12 180" draw:points="0,180 12,180 12,0 0,0">
          <text:p/>
        </draw:polygon>
        <draw:polygon draw:style-name="gr4" draw:text-style-name="P6" draw:layer="layout" svg:width="0.011cm" svg:height="0.179cm" svg:x="7.923cm" svg:y="5.417cm" svg:viewBox="0 0 12 180" draw:points="0,180 12,180 12,0 0,0">
          <text:p/>
        </draw:polygon>
        <draw:polygon draw:style-name="gr4" draw:text-style-name="P6" draw:layer="layout" svg:width="0.007cm" svg:height="0.179cm" svg:x="7.935cm" svg:y="5.192cm" svg:viewBox="0 0 8 180" draw:points="0,180 8,180 8,0 0,0">
          <text:p/>
        </draw:polygon>
        <draw:polygon draw:style-name="gr4" draw:text-style-name="P6" draw:layer="layout" svg:width="0.575cm" svg:height="0.179cm" svg:x="7.943cm" svg:y="4.968cm" svg:viewBox="0 0 576 180" draw:points="0,180 576,180 576,0 0,0">
          <text:p/>
        </draw:polygon>
        <draw:polygon draw:style-name="gr4" draw:text-style-name="P6" draw:layer="layout" svg:width="0.003cm" svg:height="0.179cm" svg:x="8.519cm" svg:y="4.743cm" svg:viewBox="0 0 4 180" draw:points="0,180 4,180 4,0 0,0">
          <text:p/>
        </draw:polygon>
        <draw:polygon draw:style-name="gr4" draw:text-style-name="P6" draw:layer="layout" svg:width="0.002cm" svg:height="0.179cm" svg:x="8.523cm" svg:y="4.518cm" svg:viewBox="0 0 3 180" draw:points="0,180 3,180 3,0 0,0">
          <text:p/>
        </draw:polygon>
        <draw:polygon draw:style-name="gr4" draw:text-style-name="P6" draw:layer="layout" svg:width="0.002cm" svg:height="0.179cm" svg:x="8.526cm" svg:y="4.293cm" svg:viewBox="0 0 3 180" draw:points="0,180 3,180 3,0 0,0">
          <text:p/>
        </draw:polygon>
        <draw:polygon draw:style-name="gr4" draw:text-style-name="P6" draw:layer="layout" svg:width="0cm" svg:height="0.179cm" svg:x="8.529cm" svg:y="4.068cm" svg:viewBox="0 0 0 180" draw:points="0,180 0,180 0,0 0,0">
          <text:p/>
        </draw:polygon>
        <draw:polygon draw:style-name="gr4" draw:text-style-name="P6" draw:layer="layout" svg:width="0.017cm" svg:height="0.179cm" svg:x="8.529cm" svg:y="3.844cm" svg:viewBox="0 0 18 180" draw:points="0,180 18,180 18,0 0,0">
          <text:p/>
        </draw:polygon>
        <draw:polygon draw:style-name="gr4" draw:text-style-name="P6" draw:layer="layout" svg:width="0.008cm" svg:height="0.179cm" svg:x="8.546cm" svg:y="3.619cm" svg:viewBox="0 0 9 180" draw:points="0,180 9,180 9,0 0,0">
          <text:p/>
        </draw:polygon>
        <draw:polygon draw:style-name="gr4" draw:text-style-name="P6" draw:layer="layout" svg:width="0cm" svg:height="0.179cm" svg:x="8.555cm" svg:y="3.394cm" svg:viewBox="0 0 0 180" draw:points="0,180 0,180 0,0 0,0">
          <text:p/>
        </draw:polygon>
        <draw:polygon draw:style-name="gr4" draw:text-style-name="P6" draw:layer="layout" svg:width="0cm" svg:height="0.179cm" svg:x="8.556cm" svg:y="3.169cm" svg:viewBox="0 0 0 180" draw:points="0,180 0,0">
          <text:p/>
        </draw:polygon>
        <draw:line draw:style-name="gr5" draw:text-style-name="P7" draw:layer="layout" svg:x1="5.008cm" svg:y1="7.371cm" svg:x2="5.008cm" svg:y2="2.969cm">
          <text:p/>
        </draw:line>
        <draw:polygon draw:style-name="gr6" draw:text-style-name="P8" draw:layer="layout" svg:width="0cm" svg:height="0.068cm" svg:x="5.008cm" svg:y="7.371cm" svg:viewBox="0 0 0 69" draw:points="0,0 0,69">
          <text:p/>
        </draw:polygon>
        <draw:line draw:style-name="gr7" draw:text-style-name="P7" draw:layer="layout" svg:x1="5.008cm" svg:y1="7.371cm" svg:x2="5.008cm" svg:y2="7.44cm">
          <text:p/>
        </draw:line>
        <draw:line draw:style-name="gr5" draw:text-style-name="P7" draw:layer="layout" svg:x1="6.244cm" svg:y1="7.371cm" svg:x2="6.244cm" svg:y2="2.969cm">
          <text:p/>
        </draw:line>
        <draw:polygon draw:style-name="gr6" draw:text-style-name="P8" draw:layer="layout" svg:width="0cm" svg:height="0.068cm" svg:x="6.244cm" svg:y="7.371cm" svg:viewBox="0 0 0 69" draw:points="0,0 0,69">
          <text:p/>
        </draw:polygon>
        <draw:line draw:style-name="gr7" draw:text-style-name="P7" draw:layer="layout" svg:x1="6.244cm" svg:y1="7.371cm" svg:x2="6.244cm" svg:y2="7.44cm">
          <text:p/>
        </draw:line>
        <draw:frame draw:style-name="gr8" draw:text-style-name="P10" draw:layer="layout" svg:width="0.345cm" svg:height="0.502cm" svg:x="4.975cm" svg:y="7.491cm">
          <draw:text-box>
            <text:p text:style-name="P9"><text:span text:style-name="T2">100</text:span></text:p>
          </draw:text-box>
        </draw:frame>
        <draw:line draw:style-name="gr5" draw:text-style-name="P7" draw:layer="layout" svg:x1="7.48cm" svg:y1="7.371cm" svg:x2="7.48cm" svg:y2="2.969cm">
          <text:p/>
        </draw:line>
        <draw:polygon draw:style-name="gr6" draw:text-style-name="P8" draw:layer="layout" svg:width="0cm" svg:height="0.068cm" svg:x="7.48cm" svg:y="7.371cm" svg:viewBox="0 0 0 69" draw:points="0,0 0,69">
          <text:p/>
        </draw:polygon>
        <draw:line draw:style-name="gr7" draw:text-style-name="P7" draw:layer="layout" svg:x1="7.48cm" svg:y1="7.371cm" svg:x2="7.48cm" svg:y2="7.44cm">
          <text:p/>
        </draw:line>
        <draw:frame draw:style-name="gr8" draw:text-style-name="P10" draw:layer="layout" svg:width="0.345cm" svg:height="0.502cm" svg:x="6.211cm" svg:y="7.491cm">
          <draw:text-box>
            <text:p text:style-name="P9"><text:span text:style-name="T2">200</text:span></text:p>
          </draw:text-box>
        </draw:frame>
        <draw:line draw:style-name="gr5" draw:text-style-name="P7" draw:layer="layout" svg:x1="8.716cm" svg:y1="7.371cm" svg:x2="8.716cm" svg:y2="2.969cm">
          <text:p/>
        </draw:line>
        <draw:polygon draw:style-name="gr6" draw:text-style-name="P8" draw:layer="layout" svg:width="0cm" svg:height="0.068cm" svg:x="8.716cm" svg:y="7.371cm" svg:viewBox="0 0 0 69" draw:points="0,0 0,69">
          <text:p/>
        </draw:polygon>
        <draw:line draw:style-name="gr7" draw:text-style-name="P7" draw:layer="layout" svg:x1="8.716cm" svg:y1="7.371cm" svg:x2="8.716cm" svg:y2="7.44cm">
          <text:p/>
        </draw:line>
        <draw:frame draw:style-name="gr8" draw:text-style-name="P10" draw:layer="layout" svg:width="0.345cm" svg:height="0.502cm" svg:x="7.447cm" svg:y="7.491cm">
          <draw:text-box>
            <text:p text:style-name="P9"><text:span text:style-name="T2">300</text:span></text:p>
          </draw:text-box>
        </draw:frame>
        <draw:line draw:style-name="gr5" draw:text-style-name="P7" draw:layer="layout" svg:x1="9.953cm" svg:y1="7.371cm" svg:x2="9.953cm" svg:y2="2.969cm">
          <text:p/>
        </draw:line>
        <draw:polygon draw:style-name="gr6" draw:text-style-name="P8" draw:layer="layout" svg:width="0cm" svg:height="0.068cm" svg:x="9.953cm" svg:y="7.371cm" svg:viewBox="0 0 0 69" draw:points="0,0 0,69">
          <text:p/>
        </draw:polygon>
        <draw:line draw:style-name="gr7" draw:text-style-name="P7" draw:layer="layout" svg:x1="9.953cm" svg:y1="7.371cm" svg:x2="9.953cm" svg:y2="7.44cm">
          <text:p/>
        </draw:line>
        <draw:frame draw:style-name="gr8" draw:text-style-name="P10" draw:layer="layout" svg:width="0.345cm" svg:height="0.502cm" svg:x="8.684cm" svg:y="7.491cm">
          <draw:text-box>
            <text:p text:style-name="P9"><text:span text:style-name="T2">400</text:span></text:p>
          </draw:text-box>
        </draw:frame>
        <draw:frame draw:style-name="gr9" draw:text-style-name="P12" draw:layer="layout" svg:width="0.726cm" svg:height="0.502cm" svg:x="9.82cm" svg:y="7.491cm">
          <draw:text-box>
            <text:p text:style-name="P11"><text:span text:style-name="T3">500 ms</text:span></text:p>
          </draw:text-box>
        </draw:frame>
        <draw:line draw:style-name="gr5" draw:text-style-name="P7" draw:layer="layout" svg:x1="3.771cm" svg:y1="7.081cm" svg:x2="10.261cm" svg:y2="7.081cm">
          <text:p/>
        </draw:line>
        <draw:polygon draw:style-name="gr6" draw:text-style-name="P8" draw:layer="layout" svg:width="0.023cm" svg:height="0cm" svg:x="3.747cm" svg:y="7.081cm" svg:viewBox="0 0 24 0" draw:points="24,0 0,0">
          <text:p/>
        </draw:polygon>
        <draw:line draw:style-name="gr7" draw:text-style-name="P7" draw:layer="layout" svg:x1="3.771cm" svg:y1="7.081cm" svg:x2="3.747cm" svg:y2="7.081cm">
          <text:p/>
        </draw:line>
        <draw:line draw:style-name="gr5" draw:text-style-name="P7" draw:layer="layout" svg:x1="3.771cm" svg:y1="6.856cm" svg:x2="10.261cm" svg:y2="6.856cm">
          <text:p/>
        </draw:line>
        <draw:polygon draw:style-name="gr6" draw:text-style-name="P8" draw:layer="layout" svg:width="0.023cm" svg:height="0cm" svg:x="3.747cm" svg:y="6.856cm" svg:viewBox="0 0 24 0" draw:points="24,0 0,0">
          <text:p/>
        </draw:polygon>
        <draw:line draw:style-name="gr7" draw:text-style-name="P7" draw:layer="layout" svg:x1="3.771cm" svg:y1="6.856cm" svg:x2="3.747cm" svg:y2="6.856cm">
          <text:p/>
        </draw:line>
        <draw:frame draw:style-name="gr10" draw:text-style-name="P10" draw:layer="layout" svg:width="0.641cm" svg:height="0.208cm" svg:x="2.997cm" svg:y="6.99cm">
          <draw:text-box>
            <text:p text:style-name="P9"><text:span text:style-name="T2">MODEL</text:span></text:p>
          </draw:text-box>
        </draw:frame>
        <draw:line draw:style-name="gr5" draw:text-style-name="P7" draw:layer="layout" svg:x1="3.771cm" svg:y1="6.632cm" svg:x2="10.261cm" svg:y2="6.632cm">
          <text:p/>
        </draw:line>
        <draw:polygon draw:style-name="gr6" draw:text-style-name="P8" draw:layer="layout" svg:width="0.023cm" svg:height="0cm" svg:x="3.747cm" svg:y="6.632cm" svg:viewBox="0 0 24 0" draw:points="24,0 0,0">
          <text:p/>
        </draw:polygon>
        <draw:line draw:style-name="gr7" draw:text-style-name="P7" draw:layer="layout" svg:x1="3.771cm" svg:y1="6.632cm" svg:x2="3.747cm" svg:y2="6.632cm">
          <text:p/>
        </draw:line>
        <draw:frame draw:style-name="gr11" draw:text-style-name="P12" draw:layer="layout" svg:width="1.733cm" svg:height="0.248cm" svg:x="1.904cm" svg:y="6.766cm">
          <draw:text-box>
            <text:p text:style-name="P9"><text:span text:style-name="T3">(Conv</text:span><text:span text:style-name="T4">A</text:span><text:span text:style-name="T3">) CONV_2D</text:span></text:p>
          </draw:text-box>
        </draw:frame>
        <draw:line draw:style-name="gr5" draw:text-style-name="P7" draw:layer="layout" svg:x1="3.771cm" svg:y1="6.406cm" svg:x2="10.261cm" svg:y2="6.406cm">
          <text:p/>
        </draw:line>
        <draw:polygon draw:style-name="gr6" draw:text-style-name="P8" draw:layer="layout" svg:width="0.023cm" svg:height="0cm" svg:x="3.747cm" svg:y="6.406cm" svg:viewBox="0 0 24 0" draw:points="24,0 0,0">
          <text:p/>
        </draw:polygon>
        <draw:line draw:style-name="gr7" draw:text-style-name="P7" draw:layer="layout" svg:x1="3.771cm" svg:y1="6.406cm" svg:x2="3.747cm" svg:y2="6.406cm">
          <text:p/>
        </draw:line>
        <draw:frame draw:style-name="gr12" draw:text-style-name="P10" draw:layer="layout" svg:width="0.383cm" svg:height="0.208cm" svg:x="3.256cm" svg:y="6.542cm">
          <draw:text-box>
            <text:p text:style-name="P9"><text:span text:style-name="T2">MUL</text:span></text:p>
          </draw:text-box>
        </draw:frame>
        <draw:line draw:style-name="gr5" draw:text-style-name="P7" draw:layer="layout" svg:x1="3.771cm" svg:y1="6.181cm" svg:x2="10.261cm" svg:y2="6.181cm">
          <text:p/>
        </draw:line>
        <draw:polygon draw:style-name="gr6" draw:text-style-name="P8" draw:layer="layout" svg:width="0.023cm" svg:height="0cm" svg:x="3.747cm" svg:y="6.181cm" svg:viewBox="0 0 24 0" draw:points="24,0 0,0">
          <text:p/>
        </draw:polygon>
        <draw:line draw:style-name="gr7" draw:text-style-name="P7" draw:layer="layout" svg:x1="3.771cm" svg:y1="6.181cm" svg:x2="3.747cm" svg:y2="6.181cm">
          <text:p/>
        </draw:line>
        <draw:frame draw:style-name="gr13" draw:text-style-name="P10" draw:layer="layout" svg:width="0.396cm" svg:height="0.208cm" svg:x="3.248cm" svg:y="6.318cm">
          <draw:text-box>
            <text:p text:style-name="P9"><text:span text:style-name="T2">ADD</text:span></text:p>
          </draw:text-box>
        </draw:frame>
        <draw:line draw:style-name="gr5" draw:text-style-name="P7" draw:layer="layout" svg:x1="3.771cm" svg:y1="5.957cm" svg:x2="10.261cm" svg:y2="5.957cm">
          <text:p/>
        </draw:line>
        <draw:polygon draw:style-name="gr6" draw:text-style-name="P8" draw:layer="layout" svg:width="0.023cm" svg:height="0cm" svg:x="3.747cm" svg:y="5.957cm" svg:viewBox="0 0 24 0" draw:points="24,0 0,0">
          <text:p/>
        </draw:polygon>
        <draw:line draw:style-name="gr7" draw:text-style-name="P7" draw:layer="layout" svg:x1="3.771cm" svg:y1="5.957cm" svg:x2="3.747cm" svg:y2="5.957cm">
          <text:p/>
        </draw:line>
        <draw:frame draw:style-name="gr14" draw:text-style-name="P10" draw:layer="layout" svg:width="1.31cm" svg:height="0.208cm" svg:x="2.329cm" svg:y="6.093cm">
          <draw:text-box>
            <text:p text:style-name="P9"><text:span text:style-name="T2">MAX_POOL_2D</text:span></text:p>
          </draw:text-box>
        </draw:frame>
        <draw:line draw:style-name="gr5" draw:text-style-name="P7" draw:layer="layout" svg:x1="3.771cm" svg:y1="5.732cm" svg:x2="10.261cm" svg:y2="5.732cm">
          <text:p/>
        </draw:line>
        <draw:polygon draw:style-name="gr6" draw:text-style-name="P8" draw:layer="layout" svg:width="0.023cm" svg:height="0cm" svg:x="3.747cm" svg:y="5.732cm" svg:viewBox="0 0 24 0" draw:points="24,0 0,0">
          <text:p/>
        </draw:polygon>
        <draw:line draw:style-name="gr7" draw:text-style-name="P7" draw:layer="layout" svg:x1="3.771cm" svg:y1="5.732cm" svg:x2="3.747cm" svg:y2="5.732cm">
          <text:p/>
        </draw:line>
        <draw:frame draw:style-name="gr15" draw:text-style-name="P12" draw:layer="layout" svg:width="1.729cm" svg:height="0.248cm" svg:x="1.893cm" svg:y="5.866cm">
          <draw:text-box>
            <text:p text:style-name="P9"><text:span text:style-name="T3">(Conv</text:span><text:span text:style-name="T4">B</text:span><text:span text:style-name="T3">) CONV_2D</text:span></text:p>
          </draw:text-box>
        </draw:frame>
        <draw:line draw:style-name="gr5" draw:text-style-name="P7" draw:layer="layout" svg:x1="3.771cm" svg:y1="5.507cm" svg:x2="10.261cm" svg:y2="5.507cm">
          <text:p/>
        </draw:line>
        <draw:polygon draw:style-name="gr6" draw:text-style-name="P8" draw:layer="layout" svg:width="0.023cm" svg:height="0cm" svg:x="3.747cm" svg:y="5.507cm" svg:viewBox="0 0 24 0" draw:points="24,0 0,0">
          <text:p/>
        </draw:polygon>
        <draw:line draw:style-name="gr7" draw:text-style-name="P7" draw:layer="layout" svg:x1="3.771cm" svg:y1="5.507cm" svg:x2="3.747cm" svg:y2="5.507cm">
          <text:p/>
        </draw:line>
        <draw:frame draw:style-name="gr12" draw:text-style-name="P10" draw:layer="layout" svg:width="0.383cm" svg:height="0.208cm" svg:x="3.256cm" svg:y="5.644cm">
          <draw:text-box>
            <text:p text:style-name="P9"><text:span text:style-name="T2">MUL</text:span></text:p>
          </draw:text-box>
        </draw:frame>
        <draw:line draw:style-name="gr5" draw:text-style-name="P7" draw:layer="layout" svg:x1="3.771cm" svg:y1="5.282cm" svg:x2="10.261cm" svg:y2="5.282cm">
          <text:p/>
        </draw:line>
        <draw:polygon draw:style-name="gr6" draw:text-style-name="P8" draw:layer="layout" svg:width="0.023cm" svg:height="0cm" svg:x="3.747cm" svg:y="5.282cm" svg:viewBox="0 0 24 0" draw:points="24,0 0,0">
          <text:p/>
        </draw:polygon>
        <draw:line draw:style-name="gr7" draw:text-style-name="P7" draw:layer="layout" svg:x1="3.771cm" svg:y1="5.282cm" svg:x2="3.747cm" svg:y2="5.282cm">
          <text:p/>
        </draw:line>
        <draw:frame draw:style-name="gr13" draw:text-style-name="P10" draw:layer="layout" svg:width="0.396cm" svg:height="0.208cm" svg:x="3.242cm" svg:y="5.416cm">
          <draw:text-box>
            <text:p text:style-name="P9"><text:span text:style-name="T2">ADD</text:span></text:p>
          </draw:text-box>
        </draw:frame>
        <draw:line draw:style-name="gr5" draw:text-style-name="P7" draw:layer="layout" svg:x1="3.771cm" svg:y1="5.058cm" svg:x2="10.261cm" svg:y2="5.058cm">
          <text:p/>
        </draw:line>
        <draw:polygon draw:style-name="gr6" draw:text-style-name="P8" draw:layer="layout" svg:width="0.023cm" svg:height="0cm" svg:x="3.747cm" svg:y="5.058cm" svg:viewBox="0 0 24 0" draw:points="24,0 0,0">
          <text:p/>
        </draw:polygon>
        <draw:line draw:style-name="gr7" draw:text-style-name="P7" draw:layer="layout" svg:x1="3.771cm" svg:y1="5.058cm" svg:x2="3.747cm" svg:y2="5.058cm">
          <text:p/>
        </draw:line>
        <draw:frame draw:style-name="gr14" draw:text-style-name="P10" draw:layer="layout" svg:width="1.31cm" svg:height="0.208cm" svg:x="2.329cm" svg:y="5.19cm">
          <draw:text-box>
            <text:p text:style-name="P9"><text:span text:style-name="T2">MAX_POOL_2D</text:span></text:p>
          </draw:text-box>
        </draw:frame>
        <draw:line draw:style-name="gr5" draw:text-style-name="P7" draw:layer="layout" svg:x1="3.771cm" svg:y1="4.833cm" svg:x2="10.261cm" svg:y2="4.833cm">
          <text:p/>
        </draw:line>
        <draw:polygon draw:style-name="gr6" draw:text-style-name="P8" draw:layer="layout" svg:width="0.023cm" svg:height="0cm" svg:x="3.747cm" svg:y="4.833cm" svg:viewBox="0 0 24 0" draw:points="24,0 0,0">
          <text:p/>
        </draw:polygon>
        <draw:line draw:style-name="gr7" draw:text-style-name="P7" draw:layer="layout" svg:x1="3.771cm" svg:y1="4.833cm" svg:x2="3.747cm" svg:y2="4.833cm">
          <text:p/>
        </draw:line>
        <draw:frame draw:style-name="gr15" draw:text-style-name="P13" draw:layer="layout" svg:width="1.729cm" svg:height="0.248cm" svg:x="1.893cm" svg:y="4.967cm">
          <draw:text-box>
            <text:p text:style-name="P9"><text:span text:style-name="T3">(Conv</text:span><text:span text:style-name="T4">C</text:span><text:span text:style-name="T3">) CONV_2D</text:span></text:p>
          </draw:text-box>
        </draw:frame>
        <draw:line draw:style-name="gr5" draw:text-style-name="P7" draw:layer="layout" svg:x1="3.771cm" svg:y1="4.608cm" svg:x2="10.261cm" svg:y2="4.608cm">
          <text:p/>
        </draw:line>
        <draw:polygon draw:style-name="gr6" draw:text-style-name="P8" draw:layer="layout" svg:width="0.023cm" svg:height="0cm" svg:x="3.747cm" svg:y="4.608cm" svg:viewBox="0 0 24 0" draw:points="24,0 0,0">
          <text:p/>
        </draw:polygon>
        <draw:line draw:style-name="gr7" draw:text-style-name="P7" draw:layer="layout" svg:x1="3.771cm" svg:y1="4.608cm" svg:x2="3.747cm" svg:y2="4.608cm">
          <text:p/>
        </draw:line>
        <draw:frame draw:style-name="gr16" draw:text-style-name="P10" draw:layer="layout" svg:width="0.383cm" svg:height="0.223cm" svg:x="3.252cm" svg:y="4.743cm">
          <draw:text-box>
            <text:p text:style-name="P9"><text:span text:style-name="T2">MUL</text:span></text:p>
          </draw:text-box>
        </draw:frame>
        <draw:line draw:style-name="gr5" draw:text-style-name="P7" draw:layer="layout" svg:x1="3.771cm" svg:y1="4.383cm" svg:x2="10.261cm" svg:y2="4.383cm">
          <text:p/>
        </draw:line>
        <draw:polygon draw:style-name="gr6" draw:text-style-name="P8" draw:layer="layout" svg:width="0.023cm" svg:height="0cm" svg:x="3.747cm" svg:y="4.383cm" svg:viewBox="0 0 24 0" draw:points="24,0 0,0">
          <text:p/>
        </draw:polygon>
        <draw:line draw:style-name="gr7" draw:text-style-name="P7" draw:layer="layout" svg:x1="3.771cm" svg:y1="4.383cm" svg:x2="3.747cm" svg:y2="4.383cm">
          <text:p/>
        </draw:line>
        <draw:frame draw:style-name="gr13" draw:text-style-name="P10" draw:layer="layout" svg:width="0.396cm" svg:height="0.208cm" svg:x="3.242cm" svg:y="4.52cm">
          <draw:text-box>
            <text:p text:style-name="P9"><text:span text:style-name="T2">ADD</text:span></text:p>
          </draw:text-box>
        </draw:frame>
        <draw:line draw:style-name="gr5" draw:text-style-name="P7" draw:layer="layout" svg:x1="3.771cm" svg:y1="4.158cm" svg:x2="10.261cm" svg:y2="4.158cm">
          <text:p/>
        </draw:line>
        <draw:polygon draw:style-name="gr6" draw:text-style-name="P8" draw:layer="layout" svg:width="0.023cm" svg:height="0cm" svg:x="3.747cm" svg:y="4.158cm" svg:viewBox="0 0 24 0" draw:points="24,0 0,0">
          <text:p/>
        </draw:polygon>
        <draw:line draw:style-name="gr7" draw:text-style-name="P7" draw:layer="layout" svg:x1="3.771cm" svg:y1="4.158cm" svg:x2="3.747cm" svg:y2="4.158cm">
          <text:p/>
        </draw:line>
        <draw:frame draw:style-name="gr14" draw:text-style-name="P10" draw:layer="layout" svg:width="1.31cm" svg:height="0.208cm" svg:x="2.329cm" svg:y="4.292cm">
          <draw:text-box>
            <text:p text:style-name="P9"><text:span text:style-name="T2">MAX_POOL_2D</text:span></text:p>
          </draw:text-box>
        </draw:frame>
        <draw:line draw:style-name="gr5" draw:text-style-name="P7" draw:layer="layout" svg:x1="3.771cm" svg:y1="3.934cm" svg:x2="10.261cm" svg:y2="3.934cm">
          <text:p/>
        </draw:line>
        <draw:polygon draw:style-name="gr6" draw:text-style-name="P8" draw:layer="layout" svg:width="0.023cm" svg:height="0cm" svg:x="3.747cm" svg:y="3.934cm" svg:viewBox="0 0 24 0" draw:points="24,0 0,0">
          <text:p/>
        </draw:polygon>
        <draw:line draw:style-name="gr7" draw:text-style-name="P7" draw:layer="layout" svg:x1="3.771cm" svg:y1="3.934cm" svg:x2="3.747cm" svg:y2="3.934cm">
          <text:p/>
        </draw:line>
        <draw:frame draw:style-name="gr17" draw:text-style-name="P10" draw:layer="layout" svg:width="0.832cm" svg:height="0.208cm" svg:x="2.808cm" svg:y="4.066cm">
          <draw:text-box>
            <text:p text:style-name="P9"><text:span text:style-name="T2">RESHAPE</text:span></text:p>
          </draw:text-box>
        </draw:frame>
        <draw:line draw:style-name="gr5" draw:text-style-name="P7" draw:layer="layout" svg:x1="3.771cm" svg:y1="3.709cm" svg:x2="10.261cm" svg:y2="3.709cm">
          <text:p/>
        </draw:line>
        <draw:polygon draw:style-name="gr6" draw:text-style-name="P8" draw:layer="layout" svg:width="0.023cm" svg:height="0cm" svg:x="3.747cm" svg:y="3.709cm" svg:viewBox="0 0 24 0" draw:points="24,0 0,0">
          <text:p/>
        </draw:polygon>
        <draw:line draw:style-name="gr7" draw:text-style-name="P7" draw:layer="layout" svg:x1="3.771cm" svg:y1="3.709cm" svg:x2="3.747cm" svg:y2="3.709cm">
          <text:p/>
        </draw:line>
        <draw:frame draw:style-name="gr18" draw:text-style-name="P10" draw:layer="layout" svg:width="1.75cm" svg:height="0.208cm" svg:x="1.89cm" svg:y="3.843cm">
          <draw:text-box>
            <text:p text:style-name="P9"><text:span text:style-name="T2">FULLY_CONNECTED</text:span></text:p>
          </draw:text-box>
        </draw:frame>
        <draw:line draw:style-name="gr5" draw:text-style-name="P7" draw:layer="layout" svg:x1="3.771cm" svg:y1="3.484cm" svg:x2="10.261cm" svg:y2="3.484cm">
          <text:p/>
        </draw:line>
        <draw:polygon draw:style-name="gr6" draw:text-style-name="P8" draw:layer="layout" svg:width="0.023cm" svg:height="0cm" svg:x="3.747cm" svg:y="3.484cm" svg:viewBox="0 0 24 0" draw:points="24,0 0,0">
          <text:p/>
        </draw:polygon>
        <draw:line draw:style-name="gr7" draw:text-style-name="P7" draw:layer="layout" svg:x1="3.771cm" svg:y1="3.484cm" svg:x2="3.747cm" svg:y2="3.484cm">
          <text:p/>
        </draw:line>
        <draw:frame draw:style-name="gr18" draw:text-style-name="P10" draw:layer="layout" svg:width="1.75cm" svg:height="0.208cm" svg:x="1.89cm" svg:y="3.619cm">
          <draw:text-box>
            <text:p text:style-name="P9"><text:span text:style-name="T2">FULLY_CONNECTED</text:span></text:p>
          </draw:text-box>
        </draw:frame>
        <draw:polygon draw:style-name="gr6" draw:text-style-name="P8" draw:layer="layout" svg:width="0.023cm" svg:height="0cm" svg:x="3.747cm" svg:y="3.259cm" svg:viewBox="0 0 24 0" draw:points="24,0 0,0">
          <text:p/>
        </draw:polygon>
        <draw:frame draw:style-name="gr18" draw:text-style-name="P10" draw:layer="layout" svg:width="1.75cm" svg:height="0.208cm" svg:x="1.89cm" svg:y="3.395cm">
          <draw:text-box>
            <text:p text:style-name="P9"><text:span text:style-name="T2">FULLY_CONNECTED</text:span></text:p>
          </draw:text-box>
        </draw:frame>
        <draw:line draw:style-name="gr19" draw:text-style-name="P7" draw:layer="layout" svg:x1="3.771cm" svg:y1="7.371cm" svg:x2="3.771cm" svg:y2="2.969cm">
          <text:p/>
        </draw:line>
        <draw:line draw:style-name="gr19" draw:text-style-name="P7" draw:layer="layout" svg:x1="10.262cm" svg:y1="7.371cm" svg:x2="10.262cm" svg:y2="2.969cm">
          <text:p/>
        </draw:line>
        <draw:line draw:style-name="gr19" draw:text-style-name="P7" draw:layer="layout" svg:x1="3.771cm" svg:y1="7.371cm" svg:x2="10.261cm" svg:y2="7.371cm">
          <text:p/>
        </draw:line>
        <draw:line draw:style-name="gr19" draw:text-style-name="P7" draw:layer="layout" svg:x1="3.771cm" svg:y1="2.969cm" svg:x2="10.261cm" svg:y2="2.969cm">
          <text:p/>
        </draw:line>
        <draw:line draw:style-name="gr20" draw:text-style-name="P14" draw:layer="layout" svg:x1="8.57cm" svg:y1="2.956cm" svg:x2="8.57cm" svg:y2="7.415cm">
          <text:p/>
        </draw:line>
        <draw:polygon draw:style-name="gr6" draw:text-style-name="P8" draw:layer="layout" svg:width="0cm" svg:height="0.093cm" svg:x="3.77cm" svg:y="7.357cm" svg:viewBox="0 0 0 94" draw:points="0,0 0,94">
          <text:p/>
        </draw:polygon>
        <draw:line draw:style-name="gr7" draw:text-style-name="P7" draw:layer="layout" svg:x1="3.77cm" svg:y1="7.357cm" svg:x2="3.77cm" svg:y2="7.451cm">
          <text:p/>
        </draw:line>
        <draw:frame draw:style-name="gr21" draw:text-style-name="P10" draw:layer="layout" svg:width="0.116cm" svg:height="0.239cm" svg:x="3.759cm" svg:y="7.523cm">
          <draw:text-box>
            <text:p text:style-name="P9"><text:span text:style-name="T2">0</text:span></text:p>
          </draw:text-box>
        </draw:frame>
        <draw:frame draw:style-name="gr22" draw:text-style-name="P15" draw:layer="layout" svg:width="1.988cm" svg:height="0.314cm" svg:x="1.705cm" svg:y="2.973cm">
          <draw:text-box>
            <text:p><text:span text:style-name="T5">Tensor operation</text:span></text:p>
          </draw:text-box>
        </draw:frame>
        <draw:frame draw:style-name="gr23" draw:text-style-name="P17" draw:layer="layout" svg:width="3.252cm" svg:height="0.477cm" svg:x="8.543cm" svg:y="8.143cm">
          <draw:text-box>
            <text:p text:style-name="P16"><text:span text:style-name="T6">Total = 387 ms (2.6 FPS)</text:span></text:p>
          </draw:text-box>
        </draw:frame>
        <draw:frame draw:style-name="gr24" draw:text-style-name="P18" draw:layer="layout" svg:width="1.252cm" svg:height="0.25cm" svg:x="6.47cm" svg:y="7.778cm">
          <draw:text-box>
            <text:p><text:span text:style-name="T7">Time (ms)</text:span></text:p>
          </draw:text-box>
        </draw:frame>
        <draw:frame draw:style-name="gr25" draw:text-style-name="P19" draw:layer="layout" svg:width="4.572cm" svg:height="0.627cm" svg:x="4.841cm" svg:y="2.559cm">
          <draw:text-box>
            <text:p><text:span text:style-name="T8">CPU (ARM Cortex-A9 @ 666 MHz)</text:span></text:p>
          </draw:text-box>
        </draw:frame>
        <draw:line draw:style-name="gr26" draw:text-style-name="P20" draw:layer="layout" svg:x1="8.575cm" svg:y1="8.128cm" svg:x2="8.575cm" svg:y2="7.493cm">
          <text:p/>
        </draw:line>
        <draw:g>
          <draw:g>
            <draw:custom-shape draw:style-name="gr27" draw:text-style-name="P21" draw:layer="layout" svg:width="10.542cm" svg:height="0.444cm" svg:x="0.706cm" svg:y="0.635cm">
              <text:p/>
              <draw:enhanced-geometry svg:viewBox="0 0 21600 21600" draw:type="rectangle" draw:enhanced-path="M 0 0 L 21600 0 21600 21600 0 21600 0 0 Z N"/>
            </draw:custom-shape>
            <draw:custom-shape draw:style-name="gr28" draw:text-style-name="P21" draw:layer="layout" svg:width="1.899cm" svg:height="1.651cm" svg:x="0.706cm" svg:y="0.635cm">
              <text:p/>
              <draw:enhanced-geometry svg:viewBox="0 0 21600 21600" draw:type="rectangle" draw:enhanced-path="M 0 0 L 21600 0 21600 21600 0 21600 0 0 Z N"/>
            </draw:custom-shape>
            <draw:frame draw:style-name="gr29" draw:text-style-name="P22" draw:layer="layout" svg:width="10.668cm" svg:height="1.513cm" svg:x="0.818cm" svg:y="0.735cm">
              <draw:text-box>
                <text:p><text:span text:style-name="T9">Tensor Op <text:s text:c="2"/>CPU (ms) <text:s/>TP FP32 (ms) <text:s/>Gain <text:s text:c="2"/></text:span><text:span text:style-name="T10">TP HF6 (ms) <text:s text:c="2"/>Gain</text:span></text:p>
                <text:p><text:span text:style-name="T11"><text:s text:c="2"/></text:span><text:span text:style-name="T11">Conv</text:span><text:span text:style-name="T12">A</text:span><text:span text:style-name="T11"> <text:s text:c="5"/></text:span><text:span text:style-name="T13">112.24 <text:s text:c="5"/>12.49 <text:s text:c="6"/>8.9 <text:s text:c="5"/></text:span><text:span text:style-name="T14">6.92</text:span><text:span text:style-name="T13"> <text:s text:c="6"/></text:span><text:span text:style-name="T14">16.2</text:span></text:p>
                <text:p><text:span text:style-name="T9"><text:s text:c="2"/></text:span><text:span text:style-name="T9">Conv</text:span><text:span text:style-name="T12">B</text:span><text:span text:style-name="T11"> <text:s text:c="4"/></text:span><text:span text:style-name="T15"><text:s/></text:span><text:span text:style-name="T13">213.13 <text:s text:c="5"/>16.39 <text:s text:c="5"/>13.0 <text:s text:c="5"/></text:span><text:span text:style-name="T14">4.41</text:span><text:span text:style-name="T13"> <text:s text:c="6"/></text:span><text:span text:style-name="T14">48.3</text:span></text:p>
                <text:p><text:span text:style-name="T9"><text:s text:c="2"/></text:span><text:span text:style-name="T9">Conv</text:span><text:span text:style-name="T12">C <text:s text:c="11"/></text:span><text:span text:style-name="T13">46.59 <text:s text:c="6"/>3.59 <text:s text:c="5"/>12.9 <text:s text:c="5"/></text:span><text:span text:style-name="T14">0.99</text:span><text:span text:style-name="T13"> <text:s text:c="6"/></text:span><text:span text:style-name="T14">47.0</text:span></text:p>
              </draw:text-box>
            </draw:frame>
            <draw:custom-shape draw:style-name="gr30" draw:text-style-name="P20" draw:layer="layout" svg:width="10.541cm" svg:height="1.651cm" svg:x="0.706cm" svg:y="0.635cm">
              <text:p/>
              <draw:enhanced-geometry svg:viewBox="0 0 21600 21600" draw:type="rectangle" draw:enhanced-path="M 0 0 L 21600 0 21600 21600 0 21600 0 0 Z N"/>
            </draw:custom-shape>
            <draw:line draw:style-name="gr31" draw:text-style-name="P20" draw:layer="layout" svg:x1="2.605cm" svg:y1="0.635cm" svg:x2="2.605cm" svg:y2="2.286cm">
              <text:p/>
            </draw:line>
            <draw:line draw:style-name="gr31" draw:text-style-name="P20" draw:layer="layout" svg:x1="4.385cm" svg:y1="0.636cm" svg:x2="4.385cm" svg:y2="2.287cm">
              <text:p/>
            </draw:line>
            <draw:line draw:style-name="gr31" draw:text-style-name="P20" draw:layer="layout" svg:x1="7.885cm" svg:y1="0.638cm" svg:x2="7.885cm" svg:y2="2.289cm">
              <text:p/>
            </draw:line>
            <draw:line draw:style-name="gr31" draw:text-style-name="P20" draw:layer="layout" svg:x1="0.706cm" svg:y1="1.443cm" svg:x2="11.247cm" svg:y2="1.443cm">
              <text:p/>
            </draw:line>
            <draw:line draw:style-name="gr31" draw:text-style-name="P20" draw:layer="layout" svg:x1="0.707cm" svg:y1="1.079cm" svg:x2="11.248cm" svg:y2="1.079cm">
              <text:p/>
            </draw:line>
            <draw:line draw:style-name="gr31" draw:text-style-name="P20" draw:layer="layout" svg:x1="0.708cm" svg:y1="1.843cm" svg:x2="11.249cm" svg:y2="1.843cm">
              <text:p/>
            </draw:line>
            <draw:line draw:style-name="gr32" draw:text-style-name="P20" draw:layer="layout" svg:x1="6.729cm" svg:y1="0.637cm" svg:x2="6.729cm" svg:y2="2.288cm">
              <text:p/>
            </draw:line>
            <draw:line draw:style-name="gr32" draw:text-style-name="P20" draw:layer="layout" svg:x1="10.187cm" svg:y1="0.638cm" svg:x2="10.187cm" svg:y2="2.289cm">
              <text:p/>
            </draw:line>
          </draw:g>
        </draw:g>
        <draw:frame draw:style-name="gr33" draw:text-style-name="P23" draw:layer="layout" svg:width="1.086cm" svg:height="0.315cm" svg:x="0.469cm" svg:y="5.043cm">
          <draw:text-box>
            <text:p><text:span text:style-name="T5">Layers</text:span></text:p>
          </draw:text-box>
        </draw:frame>
        <draw:custom-shape draw:style-name="gr34" draw:text-style-name="P20" draw:layer="layout" svg:width="0.254cm" svg:height="3.556cm" svg:x="1.397cm" svg:y="3.429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Sans1" svg:font-family="DejaVuSans"/>
    <style:font-face style:name="Consolas" svg:font-family="Consolas" style:font-family-generic="swiss" style:font-pitch="fixed"/>
    <style:font-face style:name="DejaVu Sans1" svg:font-family="'DejaVu Sans'" style:font-pitch="variable"/>
    <style:font-face style:name="DejaVuSans" svg:font-family="DejaVuSans" style:font-pitch="variable"/>
    <style:font-face style:name="Liberation Serif2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nsolas1" svg:font-family="Consolas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marker draw:name="Symmetric_20_Arrow" draw:display-name="Symmetric Arrow" svg:viewBox="0 0 1131 902" svg:d="M564 0l-564 902h1131z"/>
    <draw:stroke-dash draw:name="Dashed_20__28_var_29_" draw:display-name="Dashed (var)" draw:style="rect" draw:dots1="1" draw:dots1-length="197%" draw:distance="127%"/>
    <draw:stroke-dash draw:name="Long_20_Dash" draw:display-name="Long Dash" draw:style="rect" draw:dots1="1" draw:dots1-length="600%" draw:distance="300%"/>
    <draw:stroke-dash draw:name="stroke-dash18" draw:style="rect" draw:dots1="1" draw:dots1-length="0.028cm" draw:distance="0.046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12.192cm" fo:page-height="8.38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4-05-20T20:38:00.950553160</dc:date>
    <meta:editing-duration>PT6H35M12S</meta:editing-duration>
    <meta:editing-cycles>111</meta:editing-cycles>
    <meta:document-statistic meta:object-count="138"/>
  </office:meta>
</office:document-meta>
</file>